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57a40" officeooo:paragraph-rsid="00057a40" style:font-size-asian="15.75pt" style:font-size-complex="18pt"/>
    </style:style>
    <style:style style:name="P2" style:family="paragraph" style:parent-style-name="Standard">
      <style:paragraph-properties fo:text-align="start" style:justify-single-word="false"/>
      <style:text-properties fo:font-size="14pt" officeooo:rsid="00057a40" officeooo:paragraph-rsid="00057a40" style:font-size-asian="12.25pt" style:font-size-complex="14pt"/>
    </style:style>
    <style:style style:name="P3" style:family="paragraph" style:parent-style-name="Text_20_body">
      <style:text-properties officeooo:rsid="0009a791" officeooo:paragraph-rsid="0009a791"/>
    </style:style>
    <style:style style:name="P4" style:family="paragraph" style:parent-style-name="Text_20_body">
      <style:text-properties officeooo:rsid="000b7a3e" officeooo:paragraph-rsid="000b7a3e"/>
    </style:style>
    <style:style style:name="P5" style:family="paragraph" style:parent-style-name="Text_20_body">
      <style:text-properties officeooo:rsid="0011b1da" officeooo:paragraph-rsid="0011b1da"/>
    </style:style>
    <style:style style:name="P6" style:family="paragraph" style:parent-style-name="Text_20_body">
      <style:text-properties officeooo:rsid="0012a20d" officeooo:paragraph-rsid="0012a20d"/>
    </style:style>
    <style:style style:name="P7" style:family="paragraph" style:parent-style-name="Standard">
      <style:paragraph-properties fo:text-align="start" style:justify-single-word="false"/>
      <style:text-properties fo:font-size="14pt" officeooo:rsid="00057a40" officeooo:paragraph-rsid="00057a40" style:font-size-asian="12.25pt" style:font-size-complex="14pt"/>
    </style:style>
    <style:style style:name="P8" style:family="paragraph" style:parent-style-name="Preformatted_20_Text" style:list-style-name="L1">
      <style:paragraph-properties fo:padding="0.049cm" fo:border="0.06pt solid #e3e3e3" style:writing-mode="lr-tb"/>
    </style:style>
    <style:style style:name="P9" style:family="paragraph" style:parent-style-name="Preformatted_20_Text" style:list-style-name="L1">
      <style:paragraph-properties fo:margin-top="0cm" fo:margin-bottom="0.499cm" loext:contextual-spacing="false" fo:padding="0.049cm" fo:border="0.06pt solid #e3e3e3" style:writing-mode="lr-tb"/>
    </style:style>
    <style:style style:name="P10" style:family="paragraph" style:parent-style-name="Text_20_body">
      <style:text-properties fo:font-size="14pt" officeooo:rsid="0008721f" officeooo:paragraph-rsid="00067d02" style:font-size-asian="12.25pt" style:font-size-complex="14pt"/>
    </style:style>
    <style:style style:name="P11" style:family="paragraph" style:parent-style-name="Text_20_body">
      <style:text-properties fo:font-size="14pt" officeooo:rsid="0008721f" officeooo:paragraph-rsid="0008721f" style:font-size-asian="12.25pt" style:font-size-complex="14pt"/>
    </style:style>
    <style:style style:name="P12" style:family="paragraph" style:parent-style-name="Text_20_body">
      <style:text-properties fo:font-size="14pt" officeooo:rsid="0009a791" officeooo:paragraph-rsid="0009a791" style:font-size-asian="12.25pt" style:font-size-complex="14pt"/>
    </style:style>
    <style:style style:name="P13" style:family="paragraph" style:parent-style-name="Text_20_body">
      <style:text-properties fo:font-size="14pt" officeooo:rsid="0012a20d" officeooo:paragraph-rsid="0012a20d" style:font-size-asian="12.25pt" style:font-size-complex="14pt"/>
    </style:style>
    <style:style style:name="P14" style:family="paragraph" style:parent-style-name="Text_20_body">
      <style:paragraph-properties fo:text-align="center" style:justify-single-word="false"/>
      <style:text-properties fo:font-size="18pt" officeooo:rsid="00183e7d" officeooo:paragraph-rsid="00183e7d" style:font-size-asian="15.75pt" style:font-size-complex="18pt"/>
    </style:style>
    <style:style style:name="P15" style:family="paragraph" style:parent-style-name="Text_20_body" style:list-style-name="L1">
      <style:paragraph-properties fo:padding="0.049cm" fo:border="0.06pt solid #e3e3e3"/>
    </style:style>
    <style:style style:name="P16" style:family="paragraph" style:parent-style-name="Text_20_body" style:list-style-name="L1">
      <style:paragraph-properties fo:margin-top="0cm" fo:margin-bottom="0cm" loext:contextual-spacing="false" fo:padding="0.049cm" fo:border="0.06pt solid #e3e3e3"/>
    </style:style>
    <style:style style:name="T1" style:family="text">
      <style:text-properties fo:font-size="14pt" style:font-size-asian="12.25pt" style:font-size-complex="14pt"/>
    </style:style>
    <style:style style:name="T2" style:family="text">
      <style:text-properties fo:font-size="14pt" officeooo:rsid="0008721f" style:font-size-asian="12.25pt" style:font-size-complex="14pt"/>
    </style:style>
    <style:style style:name="T3" style:family="text">
      <style:text-properties fo:font-size="14pt" officeooo:rsid="000b63f0" style:font-size-asian="12.25pt" style:font-size-complex="14pt"/>
    </style:style>
    <style:style style:name="T4" style:family="text">
      <style:text-properties fo:font-size="14pt" officeooo:rsid="000bf49f" style:font-size-asian="12.25pt" style:font-size-complex="14pt"/>
    </style:style>
    <style:style style:name="T5" style:family="text">
      <style:text-properties fo:font-size="14pt" officeooo:rsid="000d4419" style:font-size-asian="12.25pt" style:font-size-complex="14pt"/>
    </style:style>
    <style:style style:name="T6" style:family="text">
      <style:text-properties fo:font-size="14pt" officeooo:rsid="000e76c9" style:font-size-asian="12.25pt" style:font-size-complex="14pt"/>
    </style:style>
    <style:style style:name="T7" style:family="text">
      <style:text-properties fo:font-size="14pt" officeooo:rsid="000ebff6" style:font-size-asian="12.25pt" style:font-size-complex="14pt"/>
    </style:style>
    <style:style style:name="T8" style:family="text">
      <style:text-properties fo:font-size="14pt" officeooo:rsid="00111517" style:font-size-asian="12.25pt" style:font-size-complex="14pt"/>
    </style:style>
    <style:style style:name="T9" style:family="text">
      <style:text-properties fo:font-size="14pt" officeooo:rsid="00137cdf" style:font-size-asian="12.25pt" style:font-size-complex="14pt"/>
    </style:style>
    <style:style style:name="T10" style:family="text">
      <style:text-properties loext:padding="0.049cm" loext:border="0.06pt solid #e3e3e3"/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cumentation to run the given code</text:p>
      <text:p text:style-name="P2"/>
      <text:p text:style-name="P2">1. cd Desktop</text:p>
      <text:p text:style-name="P2">2. git clone <text:a xlink:type="simple" xlink:href="https://github.com/aniketpotabatti/Gemini-PDF-Question-Answering-System/" text:style-name="Internet_20_link" text:visited-style-name="Visited_20_Internet_20_Link">https://github.com/aniketpotabatti/Gemini-PDF-Question-Answering-System/</text:a></text:p>
      <text:p text:style-name="P2">3. Tried running “pip install -r requirements.txt” but it failed in line 6 because it needed python 3.9. Thus I created a python virtual environment.</text:p>
      <text:p text:style-name="P2">4. Creating python virtual environment:</text:p>
      <text:list xml:id="list4097180284" text:style-name="L1">
        <text:list-item>
          <text:p text:style-name="P15"><text:span text:style-name="Strong_20_Emphasis"><text:span text:style-name="T10">Install Python 3.9</text:span></text:span> (if not already installed):</text:p>
          <text:list>
            <text:list-item>
              <text:p text:style-name="P15">Open a terminal and run:</text:p>
              <text:p text:style-name="P8"><text:span text:style-name="Source_20_Text"><text:span text:style-name="T10">sudo apt update</text:span></text:span></text:p>
              <text:p text:style-name="P9"><text:span text:style-name="Source_20_Text"><text:span text:style-name="T10">sudo apt install python3.9 python3.9-venv python3.9-distutils</text:span></text:span></text:p>
            </text:list-item>
            <text:list-item>
              <text:p text:style-name="P15">Verify the installation:</text:p>
              <text:p text:style-name="P9"><text:span text:style-name="Source_20_Text"><text:span text:style-name="T10">python3.9 --version</text:span></text:span></text:p>
            </text:list-item>
          </text:list>
        </text:list-item>
        <text:list-item>
          <text:p text:style-name="P15"><text:span text:style-name="Strong_20_Emphasis"><text:span text:style-name="T10">Create a Virtual Environment with Python 3.9</text:span></text:span>:</text:p>
          <text:list>
            <text:list-item>
              <text:p text:style-name="P15">Navigate to your project directory:</text:p>
              <text:p text:style-name="P9"><text:span text:style-name="Source_20_Text"><text:span text:style-name="T10">cd /path/to/your/project</text:span></text:span></text:p>
            </text:list-item>
            <text:list-item>
              <text:p text:style-name="P15">Create a virtual environment using Python 3.9:</text:p>
              <text:p text:style-name="P9"><text:span text:style-name="Source_20_Text"><text:span text:style-name="T10">python3.9 -m venv venv</text:span></text:span></text:p>
              <text:p text:style-name="P16">Here, <text:span text:style-name="Source_20_Text"><text:span text:style-name="T10">venv</text:span></text:span> is the name of the virtual environment directory.</text:p>
            </text:list-item>
          </text:list>
        </text:list-item>
        <text:list-item>
          <text:p text:style-name="P15"><text:span text:style-name="Strong_20_Emphasis"><text:span text:style-name="T10">Activate the Virtual Environment</text:span></text:span>:</text:p>
          <text:list>
            <text:list-item>
              <text:p text:style-name="P15">On Linux/Ubuntu:</text:p>
              <text:p text:style-name="P9"><text:span text:style-name="Source_20_Text"><text:span text:style-name="T10">source venv/bin/activate</text:span></text:span></text:p>
            </text:list-item>
            <text:list-item>
              <text:p text:style-name="P16">Once activated, your terminal prompt will show <text:span text:style-name="Source_20_Text"><text:span text:style-name="T10">(venv)</text:span></text:span>.</text:p>
            </text:list-item>
          </text:list>
        </text:list-item>
        <text:list-item>
          <text:p text:style-name="P15"><text:span text:style-name="Strong_20_Emphasis"><text:span text:style-name="T10">Install Project Dependencies</text:span></text:span>:</text:p>
          <text:list>
            <text:list-item>
              <text:p text:style-name="P15">While in the virtual environment, you can install any packages using <text:span text:style-name="Source_20_Text"><text:span text:style-name="T10">pip</text:span></text:span>:</text:p>
              <text:p text:style-name="P9"><text:span text:style-name="Source_20_Text"><text:span text:style-name="T10">pip install &lt;package-name&gt;</text:span></text:span></text:p>
            </text:list-item>
          </text:list>
        </text:list-item>
        <text:list-item>
          <text:p text:style-name="P15"><text:span text:style-name="Strong_20_Emphasis"><text:span text:style-name="T10">Deactivate the Virtual Environment</text:span></text:span>:</text:p>
          <text:list>
            <text:list-item>
              <text:p text:style-name="P15">To exit the virtual environment, simply run:</text:p>
              <text:p text:style-name="P9"><text:span text:style-name="Source_20_Text"><text:span text:style-name="T10">deactivate</text:span></text:span></text:p>
            </text:list-item>
          </text:list>
        </text:list-item>
      </text:list>
      <text:p text:style-name="P10">5. touch .env</text:p>
      <text:p text:style-name="P11"><text:soft-page-break/>6. Press ctrl+H in file explorer to see .env.</text:p>
      <text:p text:style-name="P11">7. Paste “GOOGLE_API_KEY=&lt;your_google_api_key&gt;” and save.</text:p>
      <text:p text:style-name="P11">8. Run the application by executing streamlit run app.py.</text:p>
      <text:p text:style-name="P11">9. Something ran in cmd, then a new tab opened in chrome and it said “ModuleNotFoundError: No module named 'grpc'”.</text:p>
      <text:p text:style-name="P12">10. In the venv cmd, I ran:<text:line-break/><text:tab/>python -m pip install grpcio<text:line-break/><text:tab/>python -m pip install grpcio-tools</text:p>
      <text:p text:style-name="P3"><text:span text:style-name="T1">11. Again r</text:span><text:span text:style-name="T2">un the application by executing streamlit run app.py.</text:span></text:p>
      <text:p text:style-name="P3"><text:span text:style-name="T2">1</text:span><text:span text:style-name="T1">2. Something opened in chrom and it said “ModuleNotFoundError: Module langchain_community.vectorstores not found. Please install langchain-community to access this module. You can install it using `pip install -U langchain-community`”</text:span></text:p>
      <text:p text:style-name="P12">13. In the venv cmd, I ran:<text:line-break/><text:tab/>pip install -U langchain-community</text:p>
      <text:p text:style-name="P3"><text:span text:style-name="T1">14. Streamlit ran successfully on chrome. </text:span><text:span text:style-name="T6">I downloaded the two sample test files given to us on Gdrive. </text:span><text:span text:style-name="T7">I uploaded one of those on the interface and</text:span><text:span text:style-name="T3"> I got “GoogleGenerativeAIError: Error embedding content: 400 API key not valid. Please pass a valid API key.”</text:span></text:p>
      <text:p text:style-name="P4"><text:span text:style-name="T3">1</text:span><text:span text:style-name="T1">5. Went to “</text:span><text:a xlink:type="simple" xlink:href="https://aistudio.google.com/app/apikey" text:style-name="Internet_20_link" text:visited-style-name="Visited_20_Internet_20_Link"><text:span text:style-name="T1">https://aistudio.google.com/app/apikey</text:span></text:a><text:span text:style-name="T1">” and clicked on “Create API Key”. Got my API Key: </text:span><text:span text:style-name="T3">AizaSyBN9qOWUM8pbl2Y1tY8rBAwvXP0HIq4DIc</text:span></text:p>
      <text:p text:style-name="P4"><text:span text:style-name="T3">1</text:span><text:span text:style-name="T1">6. </text:span><text:span text:style-name="T4">In the .env file, I put this key in place of “</text:span><text:span text:style-name="T8">&lt;</text:span><text:span text:style-name="T4">your_google_api_key</text:span><text:span text:style-name="T8">&gt;</text:span><text:span text:style-name="T4">” </text:span><text:span text:style-name="T8">(Imp: remove the corner brackets as well)</text:span><text:span text:style-name="T4">. </text:span><text:span text:style-name="T5">Saved it.</text:span></text:p>
      <text:p text:style-name="P5"><text:span text:style-name="T5">1</text:span><text:span text:style-name="T1">7. Now, PDF file was getting uploaded successfully. But I got “ValueError: The de-serialization relies loading a pickle file. Pickle files can be modified to deliver a malicious payload that results in execution of arbitrary code on your machine.You will need to set `allow_dangerous_deserialization` to `True` to enable deserialization. If you do this, make sure that you trust the source of the data. For example, if you are loading a file that you created, and know that no one else has modified the file, then this is safe to do. Do not set this to `True` if you are loading a file from an untrusted source (e.g., some random site on the internet.)”</text:span></text:p>
      <text:p text:style-name="P6"><text:span text:style-name="T1">18. To solve this, I changed line 110 </text:span><text:span text:style-name="T9">o</text:span><text:span text:style-name="T1">f the given app.py to “new_db = FAISS.load_local("faisss_index", embeddings, allow_dangerous_deserialization=True)”</text:span></text:p>
      <text:p text:style-name="P13">19. Everything worked now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11-30T09:55:33.742329013</meta:creation-date>
    <dc:date>2024-11-30T16:20:08.566279566</dc:date>
    <meta:editing-duration>PT2H13M37S</meta:editing-duration>
    <meta:editing-cycles>15</meta:editing-cycles>
    <meta:generator>LibreOffice/6.4.7.2$Linux_X86_64 LibreOffice_project/40$Build-2</meta:generator>
    <meta:document-statistic meta:table-count="0" meta:image-count="0" meta:object-count="0" meta:page-count="2" meta:paragraph-count="42" meta:word-count="502" meta:character-count="3213" meta:non-whitespace-character-count="2773"/>
  </office:meta>
</office:document-meta>
</file>